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4d6" officeooo:paragraph-rsid="0012e4d6"/>
    </style:style>
    <style:style style:name="P2" style:family="paragraph" style:parent-style-name="Standard">
      <style:text-properties fo:font-weight="bold" officeooo:rsid="0012e4d6" officeooo:paragraph-rsid="0012e4d6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s</text:p>
      <text:p text:style-name="P1"/>
      <text:p text:style-name="P1">Ford Fulkerson</text:p>
      <text:p text:style-name="P1"><text:a xlink:type="simple" xlink:href="http://wikistack.com/max-flow-problem-ford-fulkerson-algorithm/" text:style-name="Internet_20_link" text:visited-style-name="Visited_20_Internet_20_Link">http://wikistack.com/max-flow-problem-ford-fulkerson-algorithm/</text:a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8:13:13.330760762</meta:creation-date>
    <dc:date>2017-12-07T11:53:41.999301526</dc:date>
    <meta:editing-duration>PT51M22S</meta:editing-duration>
    <meta:editing-cycles>3</meta:editing-cycles>
    <meta:generator>LibreOffice/5.4.1.2$Linux_X86_64 LibreOffice_project/40m0$Build-2</meta:generator>
    <meta:document-statistic meta:table-count="0" meta:image-count="0" meta:object-count="0" meta:page-count="1" meta:paragraph-count="4" meta:word-count="4" meta:character-count="88" meta:non-whitespace-character-count="86"/>
  </office:meta>
</office:document-meta>
</file>